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text-underline-style="none" officeooo:rsid="00202f77" officeooo:paragraph-rsid="00202f77" style:font-size-asian="12pt" style:font-size-complex="12pt"/>
    </style:style>
    <style:style style:name="P2" style:family="paragraph" style:parent-style-name="Standard">
      <style:text-properties style:font-name="Times New Roman" fo:font-size="12pt" style:text-underline-style="none" officeooo:rsid="00202f77" officeooo:paragraph-rsid="002d197f" style:font-size-asian="12pt" style:font-size-complex="12pt"/>
    </style:style>
    <style:style style:name="P3" style:family="paragraph" style:parent-style-name="Standard">
      <style:text-properties style:font-name="Times New Roman" fo:font-size="12pt" style:text-underline-style="none" officeooo:rsid="002266d8" officeooo:paragraph-rsid="002266d8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none" officeooo:rsid="0021788e" officeooo:paragraph-rsid="0021788e" style:font-size-asian="12pt" style:font-size-complex="12pt"/>
    </style:style>
    <style:style style:name="P5" style:family="paragraph" style:parent-style-name="Standard">
      <style:text-properties style:font-name="Times New Roman" fo:font-size="12pt" style:text-underline-style="none" officeooo:rsid="002881b8" officeooo:paragraph-rsid="002881b8" style:font-size-asian="12pt" style:font-size-complex="12pt"/>
    </style:style>
    <style:style style:name="P6" style:family="paragraph" style:parent-style-name="Standard">
      <style:text-properties style:font-name="Times New Roman" fo:font-size="12pt" officeooo:rsid="001e49e2" officeooo:paragraph-rsid="001e49e2" style:font-size-asian="12pt" style:font-size-complex="12pt"/>
    </style:style>
    <style:style style:name="P7" style:family="paragraph" style:parent-style-name="Standard">
      <style:text-properties style:font-name="Times New Roman" fo:font-size="12pt" officeooo:rsid="001e49e2" officeooo:paragraph-rsid="00202f77" style:font-size-asian="12pt" style:font-size-complex="12pt"/>
    </style:style>
    <style:style style:name="P8" style:family="paragraph" style:parent-style-name="Standard">
      <style:text-properties style:font-name="Times New Roman" fo:font-size="12pt" officeooo:rsid="001ccfb9" officeooo:paragraph-rsid="001ccfb9" style:font-size-asian="12pt" style:font-size-complex="12pt"/>
    </style:style>
    <style:style style:name="P9" style:family="paragraph" style:parent-style-name="Standard">
      <style:text-properties style:font-name="Times New Roman" fo:font-size="12pt" officeooo:rsid="00202f77" officeooo:paragraph-rsid="00202f77" style:font-size-asian="12pt" style:font-size-complex="12pt"/>
    </style:style>
    <style:style style:name="P10" style:family="paragraph" style:parent-style-name="Standard">
      <style:text-properties style:font-name="Times New Roman" fo:font-size="12pt" officeooo:rsid="00202f77" officeooo:paragraph-rsid="001e49e2" style:font-size-asian="12pt" style:font-size-complex="12pt"/>
    </style:style>
    <style:style style:name="P11" style:family="paragraph" style:parent-style-name="Standard">
      <style:text-properties style:font-name="Times New Roman" fo:font-size="12pt" officeooo:rsid="002881b8" officeooo:paragraph-rsid="002881b8" style:font-size-asian="12pt" style:font-size-complex="12pt"/>
    </style:style>
    <style:style style:name="P12" style:family="paragraph" style:parent-style-name="Standard">
      <style:text-properties style:font-name="Times New Roman" fo:font-size="12pt" officeooo:rsid="002ca883" officeooo:paragraph-rsid="002ca883" style:font-size-asian="12pt" style:font-size-complex="12pt"/>
    </style:style>
    <style:style style:name="P13" style:family="paragraph" style:parent-style-name="Standard">
      <style:text-properties style:font-name="Times New Roman" fo:font-size="12pt" officeooo:rsid="002a447d" officeooo:paragraph-rsid="002a447d" style:font-size-asian="12pt" style:font-size-complex="12pt"/>
    </style:style>
    <style:style style:name="P14" style:family="paragraph" style:parent-style-name="Standard">
      <style:text-properties style:font-name="Times New Roman" fo:font-size="12pt" style:text-underline-style="solid" style:text-underline-width="auto" style:text-underline-color="font-color" officeooo:rsid="00202f77" officeooo:paragraph-rsid="00202f77" style:font-size-asian="12pt" style:font-size-complex="12pt"/>
    </style:style>
    <style:style style:name="P15" style:family="paragraph" style:parent-style-name="Standard">
      <style:text-properties style:font-name="Times New Roman" fo:font-size="12pt" style:text-underline-style="solid" style:text-underline-width="auto" style:text-underline-color="font-color" officeooo:rsid="001ccfb9" officeooo:paragraph-rsid="001ccfb9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2ca883" officeooo:paragraph-rsid="002ca88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officeooo:rsid="002ca883" officeooo:paragraph-rsid="002ca883" style:font-size-asian="12pt" style:font-size-complex="12pt"/>
    </style:style>
    <style:style style:name="P18" style:family="paragraph" style:parent-style-name="Standard">
      <style:text-properties style:font-name="Times New Roman" fo:font-size="12pt" style:text-underline-style="solid" style:text-underline-width="auto" style:text-underline-color="font-color" officeooo:rsid="002ca883" officeooo:paragraph-rsid="002ca883" style:font-size-asian="12pt" style:font-size-complex="12pt"/>
    </style:style>
    <style:style style:name="P19" style:family="paragraph" style:parent-style-name="Standard">
      <style:text-properties style:font-name="Times New Roman" fo:font-size="12pt" style:text-underline-style="solid" style:text-underline-width="auto" style:text-underline-color="font-color" officeooo:rsid="002881b8" officeooo:paragraph-rsid="002881b8" style:font-size-asian="12pt" style:font-size-complex="12pt"/>
    </style:style>
    <style:style style:name="P20" style:family="paragraph" style:parent-style-name="Standard">
      <style:text-properties style:font-name="Times New Roman" fo:font-size="12pt" style:text-underline-style="solid" style:text-underline-width="auto" style:text-underline-color="font-color" officeooo:rsid="001e49e2" officeooo:paragraph-rsid="001e49e2" style:font-size-asian="12pt" style:font-size-complex="12pt"/>
    </style:style>
    <style:style style:name="P21" style:family="paragraph" style:parent-style-name="Standard">
      <style:text-properties style:font-name="Times New Roman" fo:font-size="12pt" style:text-underline-style="solid" style:text-underline-width="auto" style:text-underline-color="font-color" officeooo:rsid="002a447d" officeooo:paragraph-rsid="002a447d" style:font-size-asian="12pt" style:font-size-complex="12pt"/>
    </style:style>
    <style:style style:name="P22" style:family="paragraph" style:parent-style-name="Standard">
      <style:text-properties style:font-name="Times New Roman" fo:font-size="12pt" fo:font-style="normal" style:text-underline-style="none" officeooo:rsid="0021788e" officeooo:paragraph-rsid="0021788e" style:font-size-asian="12pt" style:font-style-asian="normal" style:font-size-complex="12pt" style:font-style-complex="normal"/>
    </style:style>
    <style:style style:name="P23" style:family="paragraph" style:parent-style-name="Standard">
      <style:text-properties style:font-name="Times New Roman" fo:font-size="12pt" fo:font-style="normal" style:text-underline-style="none" officeooo:rsid="002266d8" officeooo:paragraph-rsid="0021788e" style:font-size-asian="12pt" style:font-style-asian="normal" style:font-size-complex="12pt" style:font-style-complex="normal"/>
    </style:style>
    <style:style style:name="P24" style:family="paragraph" style:parent-style-name="Standard">
      <style:text-properties style:font-name="Times New Roman" fo:font-size="12pt" fo:font-style="normal" style:text-underline-style="none" officeooo:rsid="002266d8" officeooo:paragraph-rsid="002266d8" style:font-size-asian="12pt" style:font-style-asian="normal" style:font-size-complex="12pt" style:font-style-complex="normal"/>
    </style:style>
    <style:style style:name="P25" style:family="paragraph" style:parent-style-name="Standard">
      <style:text-properties style:font-name="Times New Roman" fo:font-size="12pt" fo:font-style="normal" style:text-underline-style="none" officeooo:rsid="0024105a" officeooo:paragraph-rsid="002266d8" style:font-size-asian="12pt" style:font-style-asian="normal" style:font-size-complex="12pt" style:font-style-complex="normal"/>
    </style:style>
    <style:style style:name="P26" style:family="paragraph" style:parent-style-name="Standard">
      <style:text-properties style:font-name="Times New Roman" fo:font-size="12pt" fo:font-style="normal" style:text-underline-style="none" officeooo:rsid="0024105a" officeooo:paragraph-rsid="0024105a" style:font-size-asian="12pt" style:font-style-asian="normal" style:font-size-complex="12pt" style:font-style-complex="normal"/>
    </style:style>
    <style:style style:name="P27" style:family="paragraph" style:parent-style-name="Standard">
      <style:text-properties style:font-name="Times New Roman" fo:font-size="12pt" fo:font-style="normal" style:text-underline-style="none" officeooo:rsid="0025763b" officeooo:paragraph-rsid="0026b17a" style:font-size-asian="12pt" style:font-style-asian="normal" style:font-size-complex="12pt" style:font-style-complex="normal"/>
    </style:style>
    <style:style style:name="P28" style:family="paragraph" style:parent-style-name="Standard">
      <style:text-properties style:font-name="Times New Roman" fo:font-size="12pt" fo:font-style="normal" style:text-underline-style="none" officeooo:rsid="0025763b" officeooo:paragraph-rsid="0025763b" style:font-size-asian="12pt" style:font-style-asian="normal" style:font-size-complex="12pt" style:font-style-complex="normal"/>
    </style:style>
    <style:style style:name="P29" style:family="paragraph" style:parent-style-name="Standard">
      <style:text-properties style:font-name="Times New Roman" fo:font-size="12pt" fo:font-style="normal" style:text-underline-style="none" officeooo:rsid="0026b17a" officeooo:paragraph-rsid="0026b17a" style:font-size-asian="12pt" style:font-style-asian="normal" style:font-size-complex="12pt" style:font-style-complex="normal"/>
    </style:style>
    <style:style style:name="P30" style:family="paragraph" style:parent-style-name="Standard">
      <style:text-properties style:font-name="Times New Roman" fo:font-size="12pt" fo:font-style="normal" style:text-underline-style="none" officeooo:rsid="0026cdb1" officeooo:paragraph-rsid="0026cdb1" style:font-size-asian="12pt" style:font-style-asian="normal" style:font-size-complex="12pt" style:font-style-complex="normal"/>
    </style:style>
    <style:style style:name="P31" style:family="paragraph" style:parent-style-name="Standard">
      <style:text-properties style:font-name="Times New Roman" fo:font-size="12pt" fo:font-style="normal" style:text-underline-style="none" officeooo:rsid="0027d2f6" officeooo:paragraph-rsid="0027d2f6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Times New Roman" fo:font-size="12pt" fo:font-style="normal" style:text-underline-style="none" officeooo:rsid="002eaeb7" officeooo:paragraph-rsid="002eaeb7" style:font-size-asian="12pt" style:font-style-asian="normal" style:font-size-complex="12pt" style:font-style-complex="normal"/>
    </style:style>
    <style:style style:name="P33" style:family="paragraph" style:parent-style-name="Standard">
      <style:text-properties style:font-name="Times New Roman" fo:font-size="12pt" fo:font-style="normal" style:text-underline-style="solid" style:text-underline-width="auto" style:text-underline-color="font-color" officeooo:rsid="0021788e" officeooo:paragraph-rsid="0021788e" style:font-size-asian="12pt" style:font-style-asian="normal" style:font-size-complex="12pt" style:font-style-complex="normal"/>
    </style:style>
    <style:style style:name="P34" style:family="paragraph" style:parent-style-name="Standard">
      <style:text-properties style:font-name="Times New Roman" fo:font-size="12pt" fo:font-style="normal" style:text-underline-style="solid" style:text-underline-width="auto" style:text-underline-color="font-color" officeooo:rsid="002266d8" officeooo:paragraph-rsid="002266d8" style:font-size-asian="12pt" style:font-style-asian="normal" style:font-size-complex="12pt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solid" style:text-underline-width="auto" style:text-underline-color="font-color" officeooo:rsid="0026b17a" officeooo:paragraph-rsid="0026b17a" style:font-size-asian="12pt" style:font-style-asian="normal" style:font-size-complex="12pt" style:font-style-complex="normal"/>
    </style:style>
    <style:style style:name="P36" style:family="paragraph" style:parent-style-name="Standard">
      <style:text-properties style:font-name="Times New Roman" fo:font-size="12pt" fo:font-style="normal" style:text-underline-style="solid" style:text-underline-width="auto" style:text-underline-color="font-color" officeooo:rsid="0026cdb1" officeooo:paragraph-rsid="0026cdb1" style:font-size-asian="12pt" style:font-style-asian="normal" style:font-size-complex="12pt" style:font-style-complex="normal"/>
    </style:style>
    <style:style style:name="P37" style:family="paragraph" style:parent-style-name="Standard">
      <style:text-properties style:font-name="Times New Roman" fo:font-size="12pt" fo:font-style="italic" style:text-underline-style="none" officeooo:rsid="00202f77" officeooo:paragraph-rsid="002d197f" style:font-size-asian="12pt" style:font-style-asian="italic" style:font-size-complex="12pt" style:font-style-complex="italic"/>
    </style:style>
    <style:style style:name="P38" style:family="paragraph" style:parent-style-name="Standard">
      <style:text-properties style:font-name="Times New Roman" fo:font-size="14pt" style:text-underline-style="solid" style:text-underline-width="auto" style:text-underline-color="font-color" officeooo:rsid="00202f77" officeooo:paragraph-rsid="00202f77" style:font-size-asian="14pt" style:font-size-complex="14pt"/>
    </style:style>
    <style:style style:name="P39" style:family="paragraph" style:parent-style-name="Standard">
      <style:text-properties style:font-name="Times New Roman" fo:font-size="14pt" style:text-underline-style="solid" style:text-underline-width="auto" style:text-underline-color="font-color" officeooo:rsid="002881b8" officeooo:paragraph-rsid="002881b8" style:font-size-asian="14pt" style:font-size-complex="14pt"/>
    </style:style>
    <style:style style:name="P40" style:family="paragraph" style:parent-style-name="Standard">
      <style:text-properties officeooo:rsid="002881b8" officeooo:paragraph-rsid="002881b8"/>
    </style:style>
    <style:style style:name="P41" style:family="paragraph" style:parent-style-name="Standard">
      <style:text-properties officeooo:paragraph-rsid="002d197f"/>
    </style:style>
    <style:style style:name="P42" style:family="paragraph" style:parent-style-name="Standard" style:list-style-name="L1">
      <style:text-properties style:font-name="Times New Roman" fo:font-size="12pt" officeooo:rsid="002881b8" officeooo:paragraph-rsid="002881b8" style:font-size-asian="12pt" style:font-size-complex="12pt"/>
    </style:style>
    <style:style style:name="P43" style:family="paragraph" style:parent-style-name="Standard" style:list-style-name="L2">
      <style:text-properties style:font-name="Times New Roman" fo:font-size="12pt" officeooo:rsid="002881b8" officeooo:paragraph-rsid="002881b8" style:font-size-asian="12pt" style:font-size-complex="12pt"/>
    </style:style>
    <style:style style:name="P44" style:family="paragraph" style:parent-style-name="Standard" style:list-style-name="L3">
      <style:text-properties style:font-name="Times New Roman" fo:font-size="12pt" officeooo:rsid="002881b8" officeooo:paragraph-rsid="002881b8" style:font-size-asian="12pt" style:font-size-complex="12pt"/>
    </style:style>
    <style:style style:name="P45" style:family="paragraph" style:parent-style-name="Standard" style:list-style-name="L4">
      <style:text-properties style:font-name="Times New Roman" fo:font-size="12pt" officeooo:rsid="002881b8" officeooo:paragraph-rsid="002881b8" style:font-size-asian="12pt" style:font-size-complex="12pt"/>
    </style:style>
    <style:style style:name="P46" style:family="paragraph" style:parent-style-name="Standard" style:list-style-name="L5">
      <style:text-properties style:font-name="Times New Roman" fo:font-size="12pt" officeooo:rsid="002881b8" officeooo:paragraph-rsid="002881b8" style:font-size-asian="12pt" style:font-size-complex="12pt"/>
    </style:style>
    <style:style style:name="P47" style:family="paragraph" style:parent-style-name="Standard" style:list-style-name="L6">
      <style:text-properties style:font-name="Times New Roman" fo:font-size="12pt" officeooo:rsid="002a447d" officeooo:paragraph-rsid="002a447d" style:font-size-asian="12pt" style:font-size-complex="12pt"/>
    </style:style>
    <style:style style:name="P48" style:family="paragraph" style:parent-style-name="Standard" style:list-style-name="L7">
      <style:text-properties style:font-name="Times New Roman" fo:font-size="12pt" officeooo:rsid="002a447d" officeooo:paragraph-rsid="002a447d" style:font-size-asian="12pt" style:font-size-complex="12pt"/>
    </style:style>
    <style:style style:name="P49" style:family="paragraph" style:parent-style-name="Standard" style:list-style-name="L8">
      <style:text-properties style:font-name="Times New Roman" fo:font-size="12pt" officeooo:rsid="002a447d" officeooo:paragraph-rsid="002a447d" style:font-size-asian="12pt" style:font-size-complex="12pt"/>
    </style:style>
    <style:style style:name="P50" style:family="paragraph" style:parent-style-name="Standard" style:list-style-name="L9">
      <style:text-properties style:font-name="Times New Roman" fo:font-size="12pt" officeooo:rsid="002a447d" officeooo:paragraph-rsid="002a447d" style:font-size-asian="12pt" style:font-size-complex="12pt"/>
    </style:style>
    <style:style style:name="P51" style:family="paragraph" style:parent-style-name="Standard" style:list-style-name="L10">
      <style:text-properties style:font-name="Times New Roman" fo:font-size="12pt" officeooo:rsid="002a447d" officeooo:paragraph-rsid="002a447d" style:font-size-asian="12pt" style:font-size-complex="12pt"/>
    </style:style>
    <style:style style:name="P52" style:family="paragraph" style:parent-style-name="Standard" style:list-style-name="L11">
      <style:text-properties style:font-name="Times New Roman" fo:font-size="12pt" style:text-underline-style="none" officeooo:rsid="00202f77" officeooo:paragraph-rsid="00202f77" style:font-size-asian="12pt" style:font-size-complex="12pt"/>
    </style:style>
    <style:style style:name="P53" style:family="paragraph" style:parent-style-name="Standard" style:list-style-name="L11">
      <style:text-properties style:font-name="Times New Roman" fo:font-size="12pt" style:text-underline-style="none" officeooo:rsid="00202f77" officeooo:paragraph-rsid="002d197f" style:font-size-asian="12pt" style:font-size-complex="12pt"/>
    </style:style>
    <style:style style:name="P54" style:family="paragraph" style:parent-style-name="Standard" style:list-style-name="L12">
      <style:text-properties style:font-name="Times New Roman" fo:font-size="12pt" style:text-underline-style="none" officeooo:rsid="00202f77" officeooo:paragraph-rsid="002d197f" style:font-size-asian="12pt" style:font-size-complex="12pt"/>
    </style:style>
    <style:style style:name="P55" style:family="paragraph" style:parent-style-name="Standard" style:list-style-name="L13">
      <style:text-properties style:font-name="Times New Roman" fo:font-size="12pt" style:text-underline-style="none" officeooo:rsid="00202f77" officeooo:paragraph-rsid="002d197f" style:font-size-asian="12pt" style:font-size-complex="12pt"/>
    </style:style>
    <style:style style:name="P56" style:family="paragraph" style:parent-style-name="Standard" style:list-style-name="L11">
      <style:text-properties style:font-name="Times New Roman" fo:font-size="12pt" style:text-underline-style="none" officeooo:rsid="00203179" officeooo:paragraph-rsid="002d197f" style:font-size-asian="12pt" style:font-size-complex="12pt"/>
    </style:style>
    <style:style style:name="P57" style:family="paragraph" style:parent-style-name="Standard" style:list-style-name="L14">
      <style:text-properties style:font-name="Times New Roman" fo:font-size="12pt" style:text-underline-style="none" officeooo:rsid="00203179" officeooo:paragraph-rsid="002d197f" style:font-size-asian="12pt" style:font-size-complex="12pt"/>
    </style:style>
    <style:style style:name="P58" style:family="paragraph" style:parent-style-name="Standard" style:list-style-name="L14">
      <style:text-properties style:font-name="Times New Roman" fo:font-size="12pt" style:text-underline-style="none" officeooo:rsid="002d197f" officeooo:paragraph-rsid="002d197f" style:font-size-asian="12pt" style:font-size-complex="12pt"/>
    </style:style>
    <style:style style:name="P59" style:family="paragraph" style:parent-style-name="Standard" style:list-style-name="L14">
      <style:text-properties style:font-name="Times New Roman" fo:font-size="12pt" style:text-underline-style="none" officeooo:rsid="0021788e" officeooo:paragraph-rsid="002d197f" style:font-size-asian="12pt" style:font-size-complex="12pt"/>
    </style:style>
    <style:style style:name="P60" style:family="paragraph" style:parent-style-name="Standard" style:list-style-name="L11">
      <style:text-properties style:font-name="Times New Roman" fo:font-size="12pt" style:text-underline-style="none" officeooo:rsid="0021788e" officeooo:paragraph-rsid="002d197f" style:font-size-asian="12pt" style:font-size-complex="12pt"/>
    </style:style>
    <style:style style:name="P61" style:family="paragraph" style:parent-style-name="Standard" style:list-style-name="L15">
      <style:text-properties style:font-name="Times New Roman" fo:font-size="12pt" style:text-underline-style="none" officeooo:rsid="0021788e" officeooo:paragraph-rsid="002d197f" style:font-size-asian="12pt" style:font-size-complex="12pt"/>
    </style:style>
    <style:style style:name="P62" style:family="paragraph" style:parent-style-name="Standard" style:list-style-name="L15">
      <style:text-properties style:font-name="Times New Roman" fo:font-size="12pt" fo:font-style="italic" style:text-underline-style="none" officeooo:rsid="0021788e" officeooo:paragraph-rsid="002d197f" style:font-size-asian="12pt" style:font-style-asian="italic" style:font-size-complex="12pt" style:font-style-complex="italic"/>
    </style:style>
    <style:style style:name="P63" style:family="paragraph" style:parent-style-name="Standard" style:list-style-name="L15">
      <style:text-properties style:font-name="Times New Roman" fo:font-size="12pt" fo:font-style="normal" style:text-underline-style="none" officeooo:rsid="0021788e" officeooo:paragraph-rsid="002d197f" style:font-size-asian="12pt" style:font-style-asian="normal" style:font-size-complex="12pt" style:font-style-complex="normal"/>
    </style:style>
    <style:style style:name="P64" style:family="paragraph" style:parent-style-name="Standard">
      <style:text-properties style:font-name="Times New Roman" fo:font-size="12pt" fo:font-style="normal" style:text-underline-style="none" officeooo:rsid="002eaeb7" officeooo:paragraph-rsid="002eaeb7" style:font-size-asian="12pt" style:font-style-asian="normal" style:font-size-complex="12pt" style:font-style-complex="normal"/>
    </style:style>
    <style:style style:name="P65" style:family="paragraph" style:parent-style-name="Standard">
      <style:text-properties style:font-name="Times New Roman" fo:font-size="12pt" fo:font-style="normal" style:text-underline-style="none" officeooo:rsid="0031a01c" officeooo:paragraph-rsid="0031a01c" style:font-size-asian="12pt" style:font-style-asian="normal" style:font-size-complex="12pt" style:font-style-complex="normal"/>
    </style:style>
    <style:style style:name="P66" style:family="paragraph" style:parent-style-name="Standard">
      <style:text-properties style:font-name="Times New Roman" fo:font-size="12pt" fo:font-style="normal" style:text-underline-style="none" officeooo:rsid="0026cdb1" officeooo:paragraph-rsid="0026cdb1" style:font-size-asian="12pt" style:font-style-asian="normal" style:font-size-complex="12pt" style:font-style-complex="normal"/>
    </style:style>
    <style:style style:name="P67" style:family="paragraph" style:parent-style-name="Standard" style:list-style-name="L5">
      <style:text-properties officeooo:paragraph-rsid="002a447d"/>
    </style:style>
    <style:style style:name="P68" style:family="paragraph" style:parent-style-name="Standard" style:list-style-name="L5">
      <style:text-properties officeooo:rsid="002881b8" officeooo:paragraph-rsid="002881b8"/>
    </style:style>
    <style:style style:name="P69" style:family="paragraph" style:parent-style-name="Standard" style:list-style-name="L6">
      <style:text-properties officeooo:rsid="002881b8" officeooo:paragraph-rsid="002881b8"/>
    </style:style>
    <style:style style:name="P70" style:family="paragraph" style:parent-style-name="Standard" style:list-style-name="L14">
      <style:text-properties officeooo:paragraph-rsid="002d197f"/>
    </style:style>
    <style:style style:name="P71" style:family="paragraph" style:parent-style-name="Standard" style:list-style-name="L15">
      <style:text-properties officeooo:paragraph-rsid="002d197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66d8" style:font-style-asian="normal" style:font-style-complex="normal"/>
    </style:style>
    <style:style style:name="T3" style:family="text">
      <style:text-properties fo:font-style="normal" officeooo:rsid="0024105a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6cdb1"/>
    </style:style>
    <style:style style:name="T6" style:family="text">
      <style:text-properties officeooo:rsid="0027d2f6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officeooo:rsid="002881b8" style:font-size-asian="12pt" style:font-size-complex="12pt"/>
    </style:style>
    <style:style style:name="T9" style:family="text">
      <style:text-properties style:font-name="Times New Roman" fo:font-size="12pt" officeooo:rsid="002a447d" style:font-size-asian="12pt" style:font-size-complex="12pt"/>
    </style:style>
    <style:style style:name="T10" style:family="text">
      <style:text-properties style:font-name="Times New Roman" fo:font-size="12pt" style:text-underline-style="none" officeooo:rsid="00202f77" style:font-size-asian="12pt" style:font-size-complex="12pt"/>
    </style:style>
    <style:style style:name="T11" style:family="text">
      <style:text-properties style:font-name="Times New Roman" fo:font-size="12pt" style:text-underline-style="none" officeooo:rsid="002d197f" style:font-size-asian="12pt" style:font-size-complex="12pt"/>
    </style:style>
    <style:style style:name="T12" style:family="text">
      <style:text-properties style:font-name="Times New Roman" fo:font-size="12pt" style:text-underline-style="none" officeooo:rsid="00203179" style:font-size-asian="12pt" style:font-size-complex="12pt"/>
    </style:style>
    <style:style style:name="T13" style:family="text">
      <style:text-properties style:font-name="Times New Roman" fo:font-size="12pt" style:text-underline-style="none" officeooo:rsid="0021788e" style:font-size-asian="12pt" style:font-size-complex="12pt"/>
    </style:style>
    <style:style style:name="T14" style:family="text">
      <style:text-properties style:font-name="Times New Roman" fo:font-size="12pt" fo:font-style="normal" style:text-underline-style="none" officeooo:rsid="0021788e" style:font-size-asian="12pt" style:font-style-asian="normal" style:font-size-complex="12pt" style:font-style-complex="normal"/>
    </style:style>
    <style:style style:name="T15" style:family="text">
      <style:text-properties style:font-name="Times New Roman" fo:font-size="12pt" fo:font-style="normal" style:text-underline-style="none" officeooo:rsid="002d197f" style:font-size-asian="12pt" style:font-style-asian="normal" style:font-size-complex="12pt" style:font-style-complex="normal"/>
    </style:style>
    <style:style style:name="T16" style:family="text">
      <style:text-properties officeooo:rsid="002ca8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'appareil végétatif des plantes sans fleurs et des gymnospermes</text:p>
      <text:p text:style-name="P17"/>
      <text:p text:style-name="P39">1 les bryophytes </text:p>
      <text:p text:style-name="P39"/>
      <text:p text:style-name="P19">1.1 Classification simplifiée</text:p>
      <text:p text:style-name="P11"/>
      <text:list xml:id="list3094604812443923803" text:style-name="L1">
        <text:list-item>
          <text:p text:style-name="P42">Classe des Bryopsides</text:p>
        </text:list-item>
      </text:list>
      <text:list xml:id="list5640376897188717454" text:style-name="L2">
        <text:list-item>
          <text:p text:style-name="P43">ordres des Bryales</text:p>
          <text:list>
            <text:list-header>
              <text:p text:style-name="P43">Mousses : 750 genres et 15 000 espèces</text:p>
            </text:list-header>
          </text:list>
        </text:list-item>
        <text:list-item>
          <text:p text:style-name="P43">ordres des spahgnales</text:p>
          <text:list>
            <text:list-header>
              <text:p text:style-name="P43">1 seul genre Sphagnum</text:p>
              <text:list>
                <text:list-header>
                  <text:p text:style-name="P43">→ sphaignes des tourbières</text:p>
                </text:list-header>
              </text:list>
            </text:list-header>
          </text:list>
          <text:p text:style-name="P43"/>
        </text:list-item>
      </text:list>
      <text:list xml:id="list4965013825418782116" text:style-name="L3">
        <text:list-item>
          <text:p text:style-name="P44">Classe des Hépaticopsides</text:p>
        </text:list-item>
      </text:list>
      <text:list xml:id="list6080126390998846891" text:style-name="L4">
        <text:list-item>
          <text:p text:style-name="P45">Les hépatiques à feuilles</text:p>
        </text:list-item>
        <text:list-item>
          <text:p text:style-name="P45">Les hépatiques à thalle</text:p>
        </text:list-item>
      </text:list>
      <text:p text:style-name="P11"/>
      <text:p text:style-name="P19">1.2 Caractéristique générale de l'appareil végétatif</text:p>
      <text:p text:style-name="P19"/>
      <text:p text:style-name="P11">- protocormophytes</text:p>
      <text:p text:style-name="P11">- Cryptogames non vasculaire =&gt; plantes de très petite taille</text:p>
      <text:p text:style-name="P11">- plantes mal adaptés à la vie terrestre (doivent s'imprégner d'eau)</text:p>
      <text:p text:style-name="P11">- reviviscentes (reviennent vite verte si déssesèchement)</text:p>
      <text:p text:style-name="P11">- poïkilohydes (!= poïkilotherme) =&gt; teneur en eau qui fluctue rapidement</text:p>
      <text:p text:style-name="P11"/>
      <text:p text:style-name="P19">1.3 Appareil végétatif des Bryales</text:p>
      <text:p text:style-name="P11"/>
      <text:p text:style-name="P11">'un coussin de mousse'</text:p>
      <text:p text:style-name="P11">Rhizoïdes : filaments uniséries (il y a juste une seule ligne de cellules accrochées) pour fixer la mousse au support d'ancrange.</text:p>
      <text:p text:style-name="P11"/>
      <text:p text:style-name="P39">2 Les ptéridophytes</text:p>
      <text:p text:style-name="P11"/>
      <text:p text:style-name="P18">2.1 Classification générale</text:p>
      <text:p text:style-name="P12"/>
      <text:p text:style-name="P11">- + de 1 000 espèces</text:p>
      <text:p text:style-name="P11">- 4 divisions (= sous-embranchement) dont 1 presque totalement disparue</text:p>
      <text:p text:style-name="P11"/>
      <text:list xml:id="list7901874066319164332" text:style-name="L5">
        <text:list-item>
          <text:p text:style-name="P46">Division des Filicophytes</text:p>
          <text:p text:style-name="P68"><text:span text:style-name="T7">« </text:span><text:span text:style-name="T9">Fougères » avec 9 000 espèces</text:span></text:p>
        </text:list-item>
      </text:list>
      <text:list xml:id="list913654754577550639" text:style-name="L6">
        <text:list-item>
          <text:p text:style-name="P69"><text:span text:style-name="T7">Classe des </text:span><text:span text:style-name="T9">Filicopsides (Classe la plus importante)</text:span></text:p>
          <text:list>
            <text:list-item>
              <text:p text:style-name="P47">Ordres des Polypodiales</text:p>
            </text:list-item>
          </text:list>
          <text:p text:style-name="P47"/>
        </text:list-item>
      </text:list>
      <text:list xml:id="list101629956352841" text:continue-list="list7901874066319164332" text:style-name="L5">
        <text:list-item>
          <text:p text:style-name="P67"><text:span text:style-name="T8">Division des Sphénophytes </text:span><text:span text:style-name="T9">(les articulés)</text:span></text:p>
        </text:list-item>
      </text:list>
      <text:list xml:id="list7169470552787316568" text:style-name="L7">
        <text:list-item>
          <text:p text:style-name="P48">Ordre des Equisétales</text:p>
        </text:list-item>
      </text:list>
      <text:list xml:id="list7033960983308326758" text:style-name="L8">
        <text:list-item>
          <text:list>
            <text:list-item>
              <text:list>
                <text:list-item>
                  <text:p text:style-name="P49">Famille des Equicetacées</text:p>
                  <text:list>
                    <text:list-item>
                      <text:p text:style-name="P49">Genre = Equisetum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tab/><text:tab/>Prêles des champs</text:p>
      <text:p text:style-name="P13"/>
      <text:list xml:id="list101631741815159" text:continue-list="list101629956352841" text:style-name="L5">
        <text:list-item>
          <text:p text:style-name="P46">Division des Lycophytes</text:p>
        </text:list-item>
      </text:list>
      <text:list xml:id="list354166955103341418" text:style-name="L9">
        <text:list-item>
          <text:p text:style-name="P50">Classe des Lycophytes</text:p>
          <text:list>
            <text:list-item>
              <text:p text:style-name="P50"><text:soft-page-break/>Ordre des Lycopodiale</text:p>
              <text:list>
                <text:list-item>
                  <text:p text:style-name="P50">Genre = Lycopodium<text:tab/>&amp; 500 espèces</text:p>
                </text:list-item>
              </text:list>
            </text:list-item>
          </text:list>
        </text:list-item>
        <text:list-item>
          <text:p text:style-name="P50">Classe des Sélaginopsides</text:p>
          <text:list>
            <text:list-item>
              <text:p text:style-name="P50">Ordre des Selaginellales</text:p>
              <text:list>
                <text:list-item>
                  <text:p text:style-name="P50">Genre = selaginella &amp; 700 espèces</text:p>
                  <text:p text:style-name="P50"/>
                </text:list-item>
              </text:list>
            </text:list-item>
          </text:list>
        </text:list-item>
      </text:list>
      <text:list xml:id="list101631726636343" text:continue-list="list101631741815159" text:style-name="L5">
        <text:list-item>
          <text:p text:style-name="P46">Division des Poilophytes</text:p>
        </text:list-item>
      </text:list>
      <text:list xml:id="list7206527250894897450" text:style-name="L10">
        <text:list-item>
          <text:p text:style-name="P51">Genre = Rhynia</text:p>
        </text:list-item>
        <text:list-item>
          <text:p text:style-name="P51">Genre Psilotum</text:p>
        </text:list-item>
      </text:list>
      <text:p text:style-name="P13"/>
      <text:p text:style-name="P21">2.2 Caractéristiques générales de l'appareil végétatif des fougères</text:p>
      <text:p text:style-name="P13"/>
      <text:p text:style-name="P13">- cormophytes</text:p>
      <text:p text:style-name="P13">- cryptogames vasculaire</text:p>
      <text:p text:style-name="P13">- plantes de grandes taille =&gt; végétaux rigides</text:p>
      <text:p text:style-name="P13">- repro indépendante du milieu aquatique donc bonne adaptation à la vie terrestre</text:p>
      <text:p text:style-name="P40"><text:span text:style-name="T7">- </text:span><text:span text:style-name="T9">présence d'un rhizome (= tige souterraine)</text:span></text:p>
      <text:p text:style-name="P5"/>
      <text:p text:style-name="P15">2.3 l’appareil végétatif des filicophytes = ‘les fougères’</text:p>
      <text:p text:style-name="P8"/>
      <text:p text:style-name="P8">présence d’un rhizome (plus ou moins enterré) chez les filicophytes </text:p>
      <text:p text:style-name="P8">feuilles aériennes (appelées ‘frondes’) et feuilles souterraines (transformés en écailles (dures &amp; lignifiées et de couleurs brunes (solidité)) sur le rhizome)</text:p>
      <text:p text:style-name="P8">La partie verte qui fait la photosynthèse est appelé le limbe et rattaché à la tige par le pétiole.</text:p>
      <text:p text:style-name="P8"/>
      <text:p text:style-name="P8">Les feuilles circinée sont des feuilles enroulées sur elles-même (à gauche)</text:p>
      <text:p text:style-name="P8">Le bourgeon terminal sert à faire grandir le rhizome (à gauche sur le rhizome)</text:p>
      <text:p text:style-name="P8"/>
      <text:p text:style-name="P6">Les racines adventives sont les racines qui sont sur le rhizome </text:p>
      <text:p text:style-name="P6">Un organe est dit adventif lorsqu’il est positionné sur la plante de manière aléatoire</text:p>
      <text:p text:style-name="P6"/>
      <text:p text:style-name="P6">adventices (mauvaises herbes) se mettent n’importe où ! (= Round up pleine bille)</text:p>
      <text:p text:style-name="P6"/>
      <text:p text:style-name="P6">Le feuille est composée de différentes pinules = lobes mais nom scientifique</text:p>
      <text:p text:style-name="P6">Au centre de la feuille, il y a une nervure principale : le rachis</text:p>
      <text:p text:style-name="P6"/>
      <text:p text:style-name="P6">La scolope</text:p>
      <text:p text:style-name="P6"/>
      <text:p text:style-name="P20">2.4 appareil végétatif des lycophytes</text:p>
      <text:p text:style-name="P6"/>
      <text:p text:style-name="P6">Rhizome : partie souterraine avec les racines (=tige rampante)</text:p>
      <text:p text:style-name="P6">Epi reproducteur en haut des tiges</text:p>
      <text:p text:style-name="P6">Plantes avec des petites feuilles (petits traits gris sur le dessin)</text:p>
      <text:p text:style-name="P6"/>
      <text:p text:style-name="P7">Sur la sélaginelle : </text:p>
      <text:p text:style-name="P7"><text:tab/>les feuilles sont directement rattachés sur la tige et de petites tailles (hauteur)</text:p>
      <text:p text:style-name="P6"/>
      <text:p text:style-name="P9">Prêles des champs :</text:p>
      <text:p text:style-name="P10">- Sur les tiges fertiles, tige qui porte les feuilles à pointes libres et soudés à leurs bases et se fixent au même niveau</text:p>
      <text:p text:style-name="P9">fixées de manières rayonnantes, autour d’un axe (tige)  ⇒ feuilles qui constituent un verticille (ensemble de pièces homologues qui sont fixés autour d’un axe et de manières rayonnantes</text:p>
      <text:p text:style-name="P9"><text:soft-page-break/></text:p>
      <text:p text:style-name="P9">- Sur les tiges stériles, les tiges portent des rameaux de manières rayonnante en verticille le long de la tige principale</text:p>
      <text:p text:style-name="P9"/>
      <text:p text:style-name="P9"/>
      <text:p text:style-name="P38"><text:span text:style-name="T16">3</text:span> les gymnospermes</text:p>
      <text:p text:style-name="P14"/>
      <text:p text:style-name="P14">3.1 classification simplifiée</text:p>
      <text:p text:style-name="P1"/>
      <text:p text:style-name="P1">gymnospermes : 80 genres actuels répartis au sein de 4 divisions</text:p>
      <text:list xml:id="list9103277879063404065" text:style-name="L11">
        <text:list-header>
          <text:p text:style-name="P52"/>
        </text:list-header>
        <text:list-item>
          <text:p text:style-name="P53">Division des cycadophytes :</text:p>
        </text:list-item>
      </text:list>
      <text:p text:style-name="P41"><text:tab/><text:span text:style-name="T10">Fossiles vivants</text:span></text:p>
      <text:p text:style-name="P2"><text:tab/>~ 100 espèces, 11 genres et 3 familles</text:p>
      <text:list xml:id="list4014554908920642253" text:style-name="L12">
        <text:list-item>
          <text:p text:style-name="P54">Ordre des cycadales</text:p>
          <text:list>
            <text:list-item>
              <text:p text:style-name="P54">Familles des cycadacées</text:p>
              <text:p text:style-name="P54"/>
            </text:list-item>
          </text:list>
        </text:list-item>
      </text:list>
      <text:list xml:id="list101630855960578" text:continue-list="list9103277879063404065" text:style-name="L11">
        <text:list-item>
          <text:p text:style-name="P53">Division des ginkgophytes</text:p>
        </text:list-item>
      </text:list>
      <text:list xml:id="list4816782030469567833" text:style-name="L13">
        <text:list-item>
          <text:p text:style-name="P55">1 seule espèce</text:p>
        </text:list-item>
      </text:list>
      <text:p text:style-name="P37"><text:tab/><text:tab/>Gingko biloba</text:p>
      <text:p text:style-name="P37"/>
      <text:list xml:id="list101630019387055" text:continue-list="list101630855960578" text:style-name="L11">
        <text:list-item>
          <text:p text:style-name="P56">Division des Pinophytes (pin)</text:p>
        </text:list-item>
      </text:list>
      <text:list xml:id="list5546935209880409051" text:style-name="L14">
        <text:list-item>
          <text:p text:style-name="P57">Ordre des Pinales</text:p>
          <text:list>
            <text:list-item>
              <text:p text:style-name="P70"><text:span text:style-name="T12">Famille des </text:span><text:span text:style-name="T11">P</text:span><text:span text:style-name="T12">inacées</text:span></text:p>
              <text:list>
                <text:list-item>
                  <text:p text:style-name="P57">Pinus : pin</text:p>
                </text:list-item>
                <text:list-item>
                  <text:p text:style-name="P57">Abies : sapin </text:p>
                </text:list-item>
                <text:list-item>
                  <text:p text:style-name="P57">Picea : épicéa </text:p>
                </text:list-item>
                <text:list-item>
                  <text:p text:style-name="P57">Larix : mélèze</text:p>
                </text:list-item>
                <text:list-item>
                  <text:p text:style-name="P57">Cedrus : cèdre</text:p>
                </text:list-item>
              </text:list>
              <text:p text:style-name="P57"/>
            </text:list-item>
            <text:list-item>
              <text:p text:style-name="P70"><text:span text:style-name="T12">Famille des </text:span><text:span text:style-name="T11">C</text:span><text:span text:style-name="T12">upresaccées</text:span></text:p>
              <text:list>
                <text:list-item>
                  <text:p text:style-name="P57">Cupressus : Cyprès</text:p>
                </text:list-item>
                <text:list-item>
                  <text:p text:style-name="P57">Juniperus : Genévrier</text:p>
                </text:list-item>
                <text:list-item>
                  <text:p text:style-name="P57">Thuja : Thuya</text:p>
                  <text:p text:style-name="P57"/>
                </text:list-item>
              </text:list>
            </text:list-item>
            <text:list-item>
              <text:p text:style-name="P70"><text:span text:style-name="T12">Famille des </text:span><text:span text:style-name="T11">T</text:span><text:span text:style-name="T12">axodiacées</text:span></text:p>
            </text:list-item>
          </text:list>
          <text:p text:style-name="P57"><text:tab/><text:tab/><text:tab/>Séquoia (hauteur = 83m, circonférence = 30 m et masse = 2100t)</text:p>
          <text:p text:style-name="P57"/>
          <text:list text:continue-numbering="true">
            <text:list-item>
              <text:p text:style-name="P70"><text:span text:style-name="T12">Famille des </text:span><text:span text:style-name="T11">A</text:span><text:span text:style-name="T12">ra</text:span><text:span text:style-name="T13">u</text:span><text:span text:style-name="T12">cariacées</text:span></text:p>
            </text:list-item>
          </text:list>
          <text:p text:style-name="P57"><text:tab/><text:tab/><text:tab/>plantes cultivées dans les pépinières</text:p>
          <text:p text:style-name="P57"/>
          <text:list text:continue-numbering="true">
            <text:list-item>
              <text:p text:style-name="P70"><text:span text:style-name="T12">Famille des podocarpacée</text:span><text:span text:style-name="T11">s</text:span></text:p>
              <text:p text:style-name="P58"/>
            </text:list-item>
          </text:list>
        </text:list-item>
        <text:list-item>
          <text:p text:style-name="P57">Ordre des Taxales</text:p>
          <text:list>
            <text:list-item>
              <text:p text:style-name="P59">Famille des Taxacées</text:p>
              <text:p text:style-name="P59"/>
            </text:list-item>
          </text:list>
        </text:list-item>
      </text:list>
      <text:list xml:id="list101630564704698" text:continue-list="list101630019387055" text:style-name="L11">
        <text:list-item>
          <text:p text:style-name="P60">Division des Gnétophytes</text:p>
        </text:list-item>
      </text:list>
      <text:list xml:id="list8967938840401814117" text:style-name="L15">
        <text:list-item>
          <text:p text:style-name="P61">Ordres des Welwitschiales</text:p>
          <text:p text:style-name="P61">1 seule espèces : <text:span text:style-name="T4">Welwitschia mirabilis </text:span></text:p>
          <text:p text:style-name="P62"/>
        </text:list-item>
        <text:list-item>
          <text:p text:style-name="P71"><text:soft-page-break/><text:span text:style-name="T14">Ordre des Ephédrale</text:span><text:span text:style-name="T15">s</text:span></text:p>
          <text:list>
            <text:list-item>
              <text:list>
                <text:list-item>
                  <text:p text:style-name="P71"><text:span text:style-name="T15">G</text:span><text:span text:style-name="T14">enre </text:span><text:span text:style-name="T15">= </text:span><text:span text:style-name="T14"><text:s/>Ephedra </text:span></text:p>
                  <text:list>
                    <text:list-header>
                      <text:p text:style-name="P63">plante avec hauteur réduite avec feuilles très longues et cônes couleur rouge (raisin de mer)</text:p>
                    </text:list-header>
                  </text:list>
                </text:list-item>
              </text:list>
            </text:list-item>
          </text:list>
          <text:p text:style-name="P63"/>
        </text:list-item>
        <text:list-item>
          <text:p text:style-name="P63">Ordre des Gnétales</text:p>
          <text:list>
            <text:list-item>
              <text:list>
                <text:list-item>
                  <text:p text:style-name="P71"><text:span text:style-name="T15">Genre = </text:span><text:span text:style-name="T14"><text:s/>Gnetum</text:span></text:p>
                </text:list-item>
              </text:list>
            </text:list-item>
          </text:list>
        </text:list-item>
      </text:list>
      <text:p text:style-name="P22"/>
      <text:p text:style-name="P33">3.2 Caractéristiques générales de l’appareil végétatif</text:p>
      <text:p text:style-name="P22"/>
      <text:p text:style-name="P33">Gymnospermes :</text:p>
      <text:p text:style-name="P33"/>
      <text:p text:style-name="P22">- Plantes cormophytes</text:p>
      <text:p text:style-name="P22">- Phanérogames</text:p>
      <text:p text:style-name="P22">- Plantes de grandes tailles (les plus grands arbres du règne végétal)</text:p>
      <text:p text:style-name="P22">- système racinaire extrêmement développé</text:p>
      <text:p text:style-name="P22">- végétaux bien adaptés à la vie terrestre (repro possible sans eau)</text:p>
      <text:p text:style-name="P4"><text:span text:style-name="T1">- tige souvent unique → tronc </text:span><text:span text:style-name="T2">(bien droit, rectiligne)</text:span></text:p>
      <text:p text:style-name="P23"/>
      <text:p text:style-name="P18"><text:span text:style-name="T2">3.</text:span><text:span text:style-name="T1">3 L'appareil végétatif des Pinophytes</text:span></text:p>
      <text:p text:style-name="P23"/>
      <text:p text:style-name="P34">3.3.1 caractères généraux propres au groupe</text:p>
      <text:p text:style-name="P24"/>
      <text:p text:style-name="P24">- résineux sauf les Taxales (= If)</text:p>
      <text:p text:style-name="P24">- plantes à feuillage persisants → espèces sempervirentes (toujours = semper, verte = virentes)</text:p>
      <text:p text:style-name="P24"><text:tab/>sauf le mélèze, le cyprès chauve</text:p>
      <text:p text:style-name="P3"><text:span text:style-name="T1">- </text:span><text:span text:style-name="T3">feuilles = aiguilles (pin, …) ou écailles (thuya)</text:span></text:p>
      <text:p text:style-name="P25">- mode de ramification =&gt; port conique (en forme de cônes ou pyramides)</text:p>
      <text:p text:style-name="P26"><text:tab/></text:p>
      <text:p text:style-name="P22"/>
      <text:p text:style-name="P27">- Principe d’acrotonie =&gt;la ramif se met en place lorsque les bourgeons axillaires sont les plus près du bourgeon <text:tab/>apical (pour mettre en place les ramifications)</text:p>
      <text:p text:style-name="P28"/>
      <text:p text:style-name="P29">-Principe d’anphitonie =&gt; même principe que ci-dessus mais les bourgeons axillaires se développe dans le même plan que le bourgeon apical (droit)</text:p>
      <text:p text:style-name="P29"/>
      <text:p text:style-name="P35">3.3.2 Les feuilles des résineux</text:p>
      <text:p text:style-name="P29"/>
      <text:p text:style-name="P35">3.3.2.1 Famille des abiétacées</text:p>
      <text:p text:style-name="P29"/>
      <text:p text:style-name="P30">feuillage : Aiguilles : </text:p>
      <text:p text:style-name="P30">- pin :insérées une par une sur le rameau</text:p>
      <text:p text:style-name="P29">- <text:span text:style-name="T5">sapin :</text:span> <text:span text:style-name="T5">insérées par 2 ou 3 ou 5 par branches ; rameau nain (=gaine) qui retient les aiguilles les une contre les autres ; pas de bourgeon apical</text:span></text:p>
      <text:p text:style-name="P29">- <text:span text:style-name="T5">cèdre : insérées au sommet d’un petit rameau (=rameau court) et permet de former de nouvelles aiguilles.</text:span></text:p>
      <text:p text:style-name="P29"/>
      <text:p text:style-name="P36">3.3.2.1 Famille des Cupressacées</text:p>
      <text:p text:style-name="P30"/>
      <text:p text:style-name="P30">- Ecailles : thuya : écailles imbriquées les unes dans les autres, écailles opposées deux par eux ;<text:span text:style-name="T6"> décussées =&gt; tournées à 90° par rapport à celles d’au dessous ; rameaux cylindriques</text:span></text:p>
      <text:p text:style-name="P31">Cyprès : orientation des écailles décussées et opposées</text:p>
      <text:p text:style-name="P30"><text:soft-page-break/>- aiguilles épineuses : <text:span text:style-name="T6">genévrier, aiguilles en verticille groupé par 3 aiguilles</text:span></text:p>
      <text:p text:style-name="P30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6:46:08.162000000</meta:creation-date>
    <dc:date>2016-10-12T10:16:29.264353571</dc:date>
    <meta:editing-duration>PT53M6S</meta:editing-duration>
    <meta:editing-cycles>11</meta:editing-cycles>
    <meta:generator>LibreOffice/5.0.6.3$Linux_X86_64 LibreOffice_project/00m0$Build-3</meta:generator>
    <meta:document-statistic meta:table-count="0" meta:image-count="0" meta:object-count="0" meta:page-count="5" meta:paragraph-count="149" meta:word-count="1041" meta:character-count="6198" meta:non-whitespace-character-count="5332"/>
  </office:meta>
</office:document-meta>
</file>